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большеглушиц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6"/>
        <table:table-column table:style-name="co7" table:number-columns-repeated="16378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Алексея Афанасье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пер. Больничны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Буянов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Елшан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Клачков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Комаров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Масеневк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Новень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Озе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Ра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Сель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Урожай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пер. Чемеричны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Шоссей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Луг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Малая Вязовка</text:p>
          </table:table-cell>
          <table:table-cell office:value-type="string" table:style-name="ce8">
            <text:p>ул. Зеленодоль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Малая Вязовка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Малая Вязовка</text:p>
          </table:table-cell>
          <table:table-cell office:value-type="string" table:style-name="ce8">
            <text:p>ул. Юбилей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Среднедольск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Среднедольск</text:p>
          </table:table-cell>
          <table:table-cell office:value-type="string" table:style-name="ce8">
            <text:p>ул. Поле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пл. 60 лет Октябр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Авангард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Автомагис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Автомоби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Алма-Атин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Аптекар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Бакин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Бакин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Батрац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Берег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Братьев Бугровых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Буденного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Буровиков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Вильнюс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Гагарин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Да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Дзержинского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Донец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Доро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Ереван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Запруд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Заре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Зеле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им. П.Я. Русяе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им. В.И. Некипело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Калинин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Кие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Киев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Киро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Кишине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Коммунальны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Коммунистиче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Комсомоль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Комсомоль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Красноармей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Красно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пер. Красно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Краснознамен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Кузнечны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Куста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Ленинград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Ленинград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Лес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Луговая Толстого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Ль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Медиков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Мелиораторов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Мин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Михайло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Моско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Н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Ново-Сад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Ново-Штат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Озе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Октябрь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Первомай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Безымянный проулок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Песочны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Пионер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Пионер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Пище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Поле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Промышленности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Пугаче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Пушкин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Рабоч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пл. Революции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Риж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Россий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Самар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Сель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Солне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Степана Разин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Строителе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Таллин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Тбилис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Транспорт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Удачны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Урицкого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Фирсин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Фокин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Фрунзе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7">
            <text:p>ул. Фурманов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Хлеб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Чапаев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л. Шко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Шоссей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Штатски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Юбилей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пер. Южный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с. Большая Глушица</text:p>
          </table:table-cell>
          <table:table-cell office:value-type="string" table:style-name="ce8">
            <text:p>ул. Ярмаро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п. Кобзевк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п. Кобзевка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п. Кобзевка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п. Морец</text:p>
          </table:table-cell>
          <table:table-cell office:value-type="string" table:style-name="ce8">
            <text:p>ул. Доро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Глушица<text:s/></text:p>
          </table:table-cell>
          <table:table-cell office:value-type="string" table:style-name="ce7">
            <text:p>п. Морец</text:p>
          </table:table-cell>
          <table:table-cell office:value-type="string" table:style-name="ce8">
            <text:p>ул. Уда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8">
            <text:p>ул. Батум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7">
            <text:p>ул. Гагарин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8">
            <text:p>ул. Комсомоль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7">
            <text:p>ул. Специалистов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8">
            <text:p>ул. Зареч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ольшая Дергуновка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Озер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Большая Дергуновка</text:p>
          </table:table-cell>
          <table:table-cell office:value-type="string" table:style-name="ce7">
            <text:p>п. Пробуждение</text:p>
          </table:table-cell>
          <table:table-cell office:value-type="string" table:style-name="ce8">
            <text:p>ул. Зеле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8">
            <text:p>ул. Белые Озер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7">
            <text:p>ул. Гагарина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8">
            <text:p>ул. Граждан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8">
            <text:p>ул. Зелен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8">
            <text:p>ул. Ленинградская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8">
            <text:p>ул. Садов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Малая Глушица</text:p>
          </table:table-cell>
          <table:table-cell office:value-type="string" table:style-name="ce7">
            <text:p>ул. Чапаева</text:p>
          </table:table-cell>
          <table:table-cell table:number-columns-repeated="16379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п. Большой Иргиз</text:p>
          </table:table-cell>
          <table:table-cell office:value-type="string" table:style-name="ce10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п. Гай</text:p>
          </table:table-cell>
          <table:table-cell office:value-type="string" table:style-name="ce8">
            <text:p>ул. Восточная</text:p>
          </table:table-cell>
          <table:table-cell table:number-columns-repeated="16379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7">
            <text:p>ул. Гагарина</text:p>
          </table:table-cell>
          <table:table-cell table:number-columns-repeated="16379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Гражданская</text:p>
          </table:table-cell>
          <table:table-cell table:number-columns-repeated="16379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имени Крупской</text:p>
          </table:table-cell>
          <table:table-cell table:number-columns-repeated="16379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Ленинградская</text:p>
          </table:table-cell>
          <table:table-cell table:number-columns-repeated="16379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алая Глушица</text:p>
          </table:table-cell>
          <table:table-cell office:value-type="string" table:style-name="ce7">
            <text:p>с. Константин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с. Мокша</text:p>
          </table:table-cell>
          <table:table-cell office:value-type="string" table:style-name="ce8">
            <text:p>ул. Кавказская</text:p>
          </table:table-cell>
          <table:table-cell table:number-columns-repeated="16379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с. Мокш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с. Мокша</text:p>
          </table:table-cell>
          <table:table-cell office:value-type="string" table:style-name="ce7">
            <text:p>ул. Ново-Александровка</text:p>
          </table:table-cell>
          <table:table-cell table:number-columns-repeated="16379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с. Мокша</text:p>
          </table:table-cell>
          <table:table-cell office:value-type="string" table:style-name="ce7">
            <text:p>ул. Табаковка</text:p>
          </table:table-cell>
          <table:table-cell table:number-columns-repeated="16379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с. Мокша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п. Коммунар</text:p>
          </table:table-cell>
          <table:table-cell office:value-type="string" table:style-name="ce8">
            <text:p>ул. Верхняя</text:p>
          </table:table-cell>
          <table:table-cell table:number-columns-repeated="16379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п. Коммунар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п. Ледяй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п. Ледяй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п. Ледяй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Мокша</text:p>
          </table:table-cell>
          <table:table-cell office:value-type="string" table:style-name="ce7">
            <text:p>п. Степной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7">
            <text:p>ул. Гагарина</text:p>
          </table:table-cell>
          <table:table-cell table:number-columns-repeated="16379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пер. Дачный</text:p>
          </table:table-cell>
          <table:table-cell table:number-columns-repeated="16379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Крестьянская</text:p>
          </table:table-cell>
          <table:table-cell table:number-columns-repeated="16379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пер. Овражный</text:p>
          </table:table-cell>
          <table:table-cell table:number-columns-repeated="16379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пер. Песочный</text:p>
          </table:table-cell>
          <table:table-cell table:number-columns-repeated="16379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Проезжая</text:p>
          </table:table-cell>
          <table:table-cell table:number-columns-repeated="16379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Пугачевская</text:p>
          </table:table-cell>
          <table:table-cell table:number-columns-repeated="16379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пер. Пушкинский</text:p>
          </table:table-cell>
          <table:table-cell table:number-columns-repeated="16379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Самарская</text:p>
          </table:table-cell>
          <table:table-cell table:number-columns-repeated="16379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Новопавловка</text:p>
          </table:table-cell>
          <table:table-cell office:value-type="string" table:style-name="ce8">
            <text:p>ул. Чапаевская</text:p>
          </table:table-cell>
          <table:table-cell table:number-columns-repeated="16379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7">
            <text:p>ул. Ближние воробьи</text:p>
          </table:table-cell>
          <table:table-cell table:number-columns-repeated="16379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7">
            <text:p>ул. Дальние воробьи</text:p>
          </table:table-cell>
          <table:table-cell table:number-columns-repeated="16379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7">
            <text:p>ул. Криволучье</text:p>
          </table:table-cell>
          <table:table-cell table:number-columns-repeated="16379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8">
            <text:p>ул. Мостовая</text:p>
          </table:table-cell>
          <table:table-cell table:number-columns-repeated="16379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7">
            <text:p>ул. Телеши</text:p>
          </table:table-cell>
          <table:table-cell table:number-columns-repeated="16379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Новопавловка<text:s/></text:p>
          </table:table-cell>
          <table:table-cell office:value-type="string" table:style-name="ce7">
            <text:p>с. Тамбовка</text:p>
          </table:table-cell>
          <table:table-cell office:value-type="string" table:style-name="ce8">
            <text:p>ул. Хомутовая</text:p>
          </table:table-cell>
          <table:table-cell table:number-columns-repeated="16379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Фрунзенский</text:p>
          </table:table-cell>
          <table:table-cell office:value-type="string" table:style-name="ce7">
            <text:p>пл. Ленина</text:p>
          </table:table-cell>
          <table:table-cell table:number-columns-repeated="16379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Фрунзенский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Фрунзенский</text:p>
          </table:table-cell>
          <table:table-cell office:value-type="string" table:style-name="ce8">
            <text:p>ул. Нагорная</text:p>
          </table:table-cell>
          <table:table-cell table:number-columns-repeated="16379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Фрунзенский</text:p>
          </table:table-cell>
          <table:table-cell office:value-type="string" table:style-name="ce8">
            <text:p>ул. Ново-Садовая</text:p>
          </table:table-cell>
          <table:table-cell table:number-columns-repeated="16379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Фрунзенский</text:p>
          </table:table-cell>
          <table:table-cell office:value-type="string" table:style-name="ce8">
            <text:p>ул. Производственная</text:p>
          </table:table-cell>
          <table:table-cell table:number-columns-repeated="16379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Фрунзенский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Фрунзенский</text:p>
          </table:table-cell>
          <table:table-cell office:value-type="string" table:style-name="ce7">
            <text:p>ул. Фрунзе</text:p>
          </table:table-cell>
          <table:table-cell table:number-columns-repeated="16379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Фрунзенский</text:p>
          </table:table-cell>
          <table:table-cell office:value-type="string" table:style-name="ce8">
            <text:p>ул. Шоферская</text:p>
          </table:table-cell>
          <table:table-cell table:number-columns-repeated="16379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Верхнедольск</text:p>
          </table:table-cell>
          <table:table-cell office:value-type="string" table:style-name="ce8">
            <text:p>ул. Зерновая</text:p>
          </table:table-cell>
          <table:table-cell table:number-columns-repeated="16379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Верхнедольск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Верхнедольск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Верхнедольск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 office:value-type="float" office:value="208" table:style-name="ce7">
            <text:p>20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Верхнедольск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09" table:style-name="ce7">
            <text:p>20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Верхнедольск</text:p>
          </table:table-cell>
          <table:table-cell office:value-type="string" table:style-name="ce8">
            <text:p>ул. Тенистая</text:p>
          </table:table-cell>
          <table:table-cell table:number-columns-repeated="16379"/>
        </table:table-row>
        <table:table-row table:style-name="ro2">
          <table:table-cell office:value-type="float" office:value="210" table:style-name="ce7">
            <text:p>21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Верхнедольск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11" table:style-name="ce7">
            <text:p>21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Каралык</text:p>
          </table:table-cell>
          <table:table-cell office:value-type="string" table:style-name="ce8">
            <text:p>ул. Береговая</text:p>
          </table:table-cell>
          <table:table-cell table:number-columns-repeated="16379"/>
        </table:table-row>
        <table:table-row table:style-name="ro2">
          <table:table-cell office:value-type="float" office:value="212" table:style-name="ce7">
            <text:p>21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Каралык</text:p>
          </table:table-cell>
          <table:table-cell office:value-type="string" table:style-name="ce8">
            <text:p>ул. Восточная</text:p>
          </table:table-cell>
          <table:table-cell table:number-columns-repeated="16379"/>
        </table:table-row>
        <table:table-row table:style-name="ro2">
          <table:table-cell office:value-type="float" office:value="213" table:style-name="ce7">
            <text:p>21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Каралык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14" table:style-name="ce7">
            <text:p>21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Каралык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215" table:style-name="ce7">
            <text:p>21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Каралык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 office:value-type="float" office:value="216" table:style-name="ce7">
            <text:p>21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Каралык</text:p>
          </table:table-cell>
          <table:table-cell office:value-type="string" table:style-name="ce8">
            <text:p>ул. Орловская</text:p>
          </table:table-cell>
          <table:table-cell table:number-columns-repeated="16379"/>
        </table:table-row>
        <table:table-row table:style-name="ro2">
          <table:table-cell office:value-type="float" office:value="217" table:style-name="ce7">
            <text:p>21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Каралык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 office:value-type="float" office:value="218" table:style-name="ce7">
            <text:p>21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Малый Каралык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 office:value-type="float" office:value="219" table:style-name="ce7">
            <text:p>21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Малый Каралык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20" table:style-name="ce7">
            <text:p>22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Малый Каралык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 office:value-type="float" office:value="221" table:style-name="ce7">
            <text:p>22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Малый Каралык</text:p>
          </table:table-cell>
          <table:table-cell office:value-type="string" table:style-name="ce8">
            <text:p>пер. Юбилейный</text:p>
          </table:table-cell>
          <table:table-cell table:number-columns-repeated="16379"/>
        </table:table-row>
        <table:table-row table:style-name="ro2">
          <table:table-cell office:value-type="float" office:value="222" table:style-name="ce7">
            <text:p>22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Морш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 office:value-type="float" office:value="223" table:style-name="ce7">
            <text:p>22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Морш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224" table:style-name="ce7">
            <text:p>22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Морш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Морша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 office:value-type="float" office:value="226" table:style-name="ce7">
            <text:p>22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Морш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227" table:style-name="ce7">
            <text:p>22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Морш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228" table:style-name="ce7">
            <text:p>22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Морш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29" table:style-name="ce7">
            <text:p>22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с. Морша</text:p>
          </table:table-cell>
          <table:table-cell office:value-type="string" table:style-name="ce7">
            <text:p>ул. Ширшова</text:p>
          </table:table-cell>
          <table:table-cell table:number-columns-repeated="16379"/>
        </table:table-row>
        <table:table-row table:style-name="ro2">
          <table:table-cell office:value-type="float" office:value="230" table:style-name="ce7">
            <text:p>23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Озерск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231" table:style-name="ce7">
            <text:p>23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Озерск</text:p>
          </table:table-cell>
          <table:table-cell office:value-type="string" table:style-name="ce8">
            <text:p>ул. Мирная</text:p>
          </table:table-cell>
          <table:table-cell table:number-columns-repeated="16379"/>
        </table:table-row>
        <table:table-row table:style-name="ro2">
          <table:table-cell office:value-type="float" office:value="232" table:style-name="ce7">
            <text:p>23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Озерск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33" table:style-name="ce7">
            <text:p>23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Озерск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 office:value-type="float" office:value="234" table:style-name="ce7">
            <text:p>23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Озерск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35" table:style-name="ce7">
            <text:p>23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Фрунзенское</text:p>
          </table:table-cell>
          <table:table-cell office:value-type="string" table:style-name="ce7">
            <text:p>п. Озерск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236" table:style-name="ce7">
            <text:p>23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237" table:style-name="ce7">
            <text:p>23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 office:value-type="float" office:value="238" table:style-name="ce7">
            <text:p>23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239" table:style-name="ce7">
            <text:p>23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240" table:style-name="ce7">
            <text:p>24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41" table:style-name="ce7">
            <text:p>24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242" table:style-name="ce7">
            <text:p>24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Почтовая</text:p>
          </table:table-cell>
          <table:table-cell table:number-columns-repeated="16379"/>
        </table:table-row>
        <table:table-row table:style-name="ro2">
          <table:table-cell office:value-type="float" office:value="243" table:style-name="ce7">
            <text:p>24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Производственная</text:p>
          </table:table-cell>
          <table:table-cell table:number-columns-repeated="16379"/>
        </table:table-row>
        <table:table-row table:style-name="ro2">
          <table:table-cell office:value-type="float" office:value="244" table:style-name="ce7">
            <text:p>24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 office:value-type="float" office:value="245" table:style-name="ce7">
            <text:p>24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Целинная</text:p>
          </table:table-cell>
          <table:table-cell table:number-columns-repeated="16379"/>
        </table:table-row>
        <table:table-row table:style-name="ro2">
          <table:table-cell office:value-type="float" office:value="246" table:style-name="ce7">
            <text:p>24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47" table:style-name="ce7">
            <text:p>24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248" table:style-name="ce7">
            <text:p>24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Южный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 office:value-type="float" office:value="249" table:style-name="ce7">
            <text:p>24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Бугринка</text:p>
          </table:table-cell>
          <table:table-cell office:value-type="string" table:style-name="ce8">
            <text:p>ул. Дорожная</text:p>
          </table:table-cell>
          <table:table-cell table:number-columns-repeated="16379"/>
        </table:table-row>
        <table:table-row table:style-name="ro2">
          <table:table-cell office:value-type="float" office:value="250" table:style-name="ce7">
            <text:p>25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Бугринка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 office:value-type="float" office:value="251" table:style-name="ce7">
            <text:p>251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. Бугрин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52" table:style-name="ce7">
            <text:p>252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 Кочевной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53" table:style-name="ce7">
            <text:p>253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п Кочевной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54" table:style-name="ce7">
            <text:p>254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с. Муратшино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55" table:style-name="ce7">
            <text:p>255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с. Муратшино</text:p>
          </table:table-cell>
          <table:table-cell office:value-type="string" table:style-name="ce7">
            <text:p>ул. Новостройки</text:p>
          </table:table-cell>
          <table:table-cell table:number-columns-repeated="16379"/>
        </table:table-row>
        <table:table-row table:style-name="ro2">
          <table:table-cell office:value-type="float" office:value="256" table:style-name="ce7">
            <text:p>256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с. Муратшин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57" table:style-name="ce7">
            <text:p>257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с. Таш-Кустьяново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58" table:style-name="ce7">
            <text:p>258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с. Таш-Кустьяново</text:p>
          </table:table-cell>
          <table:table-cell office:value-type="string" table:style-name="ce7">
            <text:p>ул. Новостройки</text:p>
          </table:table-cell>
          <table:table-cell table:number-columns-repeated="16379"/>
        </table:table-row>
        <table:table-row table:style-name="ro2">
          <table:table-cell office:value-type="float" office:value="259" table:style-name="ce7">
            <text:p>259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с. Таш-Кустьяново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 office:value-type="float" office:value="260" table:style-name="ce7">
            <text:p>260</text:p>
          </table:table-cell>
          <table:table-cell office:value-type="string" table:style-name="ce7">
            <text:p>Большеглушицкий</text:p>
          </table:table-cell>
          <table:table-cell office:value-type="string" table:style-name="ce7">
            <text:p>СП Южное </text:p>
          </table:table-cell>
          <table:table-cell office:value-type="string" table:style-name="ce7">
            <text:p>с. Таш-Кустьянов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number-rows-repeated="10483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9T13:07:48Z</dc:date>
    <meta:print-date>2019-09-03T05:33:55Z</meta:print-date>
    <meta:editing-cycles>7</meta:editing-cycles>
    <meta:editing-duration>PT14029S</meta:editing-duration>
  </office:meta>
</office:document-meta>
</file>